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7a7" officeooo:paragraph-rsid="000fb7a7"/>
    </style:style>
    <style:style style:name="P2" style:family="paragraph" style:parent-style-name="Standard">
      <style:paragraph-properties fo:text-align="start" style:justify-single-word="false"/>
      <style:text-properties officeooo:rsid="000fb7a7" officeooo:paragraph-rsid="000fb7a7"/>
    </style:style>
    <style:style style:name="P3" style:family="paragraph" style:parent-style-name="Standard">
      <style:paragraph-properties fo:text-align="center" style:justify-single-word="false"/>
      <style:text-properties fo:color="#a9b7c6" loext:opacity="100%" style:font-name="JetBrains Mono1" fo:font-size="10pt" fo:font-style="normal" fo:font-weight="normal" officeooo:paragraph-rsid="000fb7a7" style:font-size-asian="10pt" style:font-style-asian="normal" style:font-weight-asian="normal"/>
    </style:style>
    <style:style style:name="P4" style:family="paragraph" style:parent-style-name="Standard">
      <style:paragraph-properties fo:text-align="start" style:justify-single-word="false"/>
      <style:text-properties officeooo:rsid="00104c4a" officeooo:paragraph-rsid="00104c4a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fb7a7" officeooo:paragraph-rsid="000fb7a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04c4a" officeooo:paragraph-rsid="00104c4a"/>
    </style:style>
    <style:style style:name="P8" style:family="paragraph" style:parent-style-name="Standard">
      <style:paragraph-properties fo:text-align="start" style:justify-single-word="false"/>
      <style:text-properties officeooo:rsid="00104c4a" officeooo:paragraph-rsid="00104c4a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37a2a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104c4a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1" fo:font-size="10pt" fo:font-style="normal" fo:font-weight="normal" officeooo:rsid="00137a2a" style:font-size-asian="10pt" style:font-style-asian="normal" style:font-weight-asian="normal"/>
    </style:style>
    <style:style style:name="T4" style:family="text">
      <style:text-properties fo:color="#a9b7c6" loext:opacity="100%" style:font-name="Tempora LGC Uni" fo:font-size="12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loext:opacity="100%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fo:font-size="12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fo:font-style="normal" fo:font-weight="normal" style:font-style-asian="normal" style:font-weight-asian="normal"/>
    </style:style>
    <style:style style:name="T9" style:family="text">
      <style:text-properties fo:color="#a9b7c6" loext:opacity="100%" fo:font-style="normal" fo:font-weight="normal" style:font-style-asian="normal" style:font-weight-asian="normal"/>
    </style:style>
    <style:style style:name="T10" style:family="text">
      <style:text-properties fo:color="#8888c6" loext:opacity="100%" style:font-name="JetBrains Mono1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1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888c6" loext:opacity="100%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fo:font-style="normal" fo:font-weight="normal" style:font-style-asian="normal" style:font-weight-asian="normal"/>
    </style:style>
    <style:style style:name="T14" style:family="text">
      <style:text-properties fo:color="#cc7832" loext:opacity="100%" style:font-name="JetBrains Mono1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c7832" loext:opacity="100%" fo:font-style="normal" fo:font-weight="normal" style:font-style-asian="normal" style:font-weight-asian="normal"/>
    </style:style>
    <style:style style:name="T18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a8759" loext:opacity="100%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8759" loext:opacity="100%" fo:font-style="normal" fo:font-weight="normal" style:font-style-asian="normal" style:font-weight-asian="normal"/>
    </style:style>
    <style:style style:name="T22" style:family="text">
      <style:text-properties fo:color="#6897bb" loext:opacity="100%" style:font-name="JetBrains Mono1" fo:font-size="10pt" fo:font-style="normal" fo:font-weight="normal" style:font-size-asian="10pt" style:font-style-asian="normal" style:font-weight-asian="normal"/>
    </style:style>
    <style:style style:name="T23" style:family="text">
      <style:text-properties officeooo:rsid="00104c4a"/>
    </style:style>
    <style:style style:name="T24" style:family="text">
      <style:text-properties fo:color="#aa4926" loext:opacity="100%" style:font-name="JetBrains Mono1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a4926" loext:opacity="100%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a4926" loext:opacity="100%" fo:font-style="normal" fo:font-weight="normal" style:font-style-asian="normal" style:font-weight-asian="normal"/>
    </style:style>
    <style:style style:name="T27" style:family="text">
      <style:text-properties fo:font-size="12pt" style:font-size-asian="10pt"/>
    </style:style>
    <style:style style:name="T28" style:family="text">
      <style:text-properties style:font-name="Tempora LGC Uni" fo:font-size="12pt" style:font-size-asian="10pt"/>
    </style:style>
    <style:style style:name="T29" style:family="text">
      <style:text-properties fo:font-style="normal" fo:font-weight="normal" style:font-style-asian="normal" style:font-weight-asian="normal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fo:font-style="normal" fo:font-weight="normal" style:font-style-asian="normal" style:font-weight-asian="normal"/>
    </style:style>
    <style:style style:name="T32" style:family="text">
      <style:text-properties fo:font-style="normal" fo:font-weight="normal" style:font-style-asian="normal" style:font-weight-asian="normal"/>
    </style:style>
    <style:style style:name="T33" style:family="text">
      <style:text-properties fo:font-style="normal" fo:font-weight="normal" style:font-style-asian="normal" style:font-weight-asian="normal"/>
    </style:style>
    <style:style style:name="T34" style:family="text">
      <style:text-properties fo:font-style="normal" fo:font-weight="normal" style:font-style-asian="normal" style:font-weight-asian="normal"/>
    </style:style>
    <style:style style:name="T35" style:family="text">
      <style:text-properties fo:color="#000000" loext:opacity="100%" style:font-name="Tempora LGC Uni" fo:font-size="12pt" fo:font-style="normal" fo:font-weight="normal" style:font-size-asian="10pt" style:font-style-asian="normal" style:font-weight-asian="normal"/>
    </style:style>
    <style:style style:name="T36" style:family="text">
      <style:text-properties fo:color="#000000" loext:opacity="100%" style:font-name="Tempora LGC Uni" fo:font-size="12pt" fo:font-style="normal" fo:font-weight="normal" style:font-size-asian="10pt" style:font-style-asian="normal" style:font-weight-asian="normal"/>
    </style:style>
    <style:style style:name="T37" style:family="text">
      <style:text-properties fo:color="#000000" loext:opacity="100%" style:font-name="Tempora LGC Uni" fo:font-size="12pt" fo:font-style="normal" fo:font-weight="normal" style:font-size-asian="10pt" style:font-style-asian="normal" style:font-weight-asian="normal"/>
    </style:style>
    <style:style style:name="T38" style:family="text">
      <style:text-properties fo:color="#000000" loext:opacity="100%" style:font-name="Tempora LGC Uni" fo:font-size="12pt" fo:font-style="normal" fo:font-weight="normal" style:font-size-asian="10pt" style:font-style-asian="normal" style:font-weight-asian="normal"/>
    </style:style>
    <style:style style:name="T39" style:family="text">
      <style:text-properties fo:color="#000000" loext:opacity="100%" style:font-name="Tempora LGC Uni" fo:font-size="12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писный калькулятор</text:p>
      <text:p text:style-name="P1"/>
      <text:p text:style-name="P2">Напишите программу, которую считывает с клавиатуры 2 целых числа. Эта строка является обозначением одной из 4 математических операций(+,-,*,/) выведите результат применения этой операции введенным ранее числам, в противном случае выведите «неверная операция». Если пользователь захочет поделить на 0 — выведите текст «на 0 делить нельзя».</text:p>
      <text:p text:style-name="P2"/>
      <text:p text:style-name="P5" loext:marker-style-name="T1"><text:span text:style-name="T1">a = </text:span><text:span text:style-name="T10">int</text:span><text:span text:style-name="T1">(</text:span><text:span text:style-name="T10">input</text:span><text:span text:style-name="T1">())<text:line-break/>c = </text:span><text:span text:style-name="T10">input</text:span><text:span text:style-name="T1">()<text:line-break/>b = </text:span><text:span text:style-name="T10">int</text:span><text:span text:style-name="T1">(</text:span><text:span text:style-name="T10">input</text:span><text:span text:style-name="T1">())<text:line-break/></text:span><text:span text:style-name="T14">if </text:span><text:span text:style-name="T1">c == </text:span><text:span text:style-name="T18">'+'</text:span><text:span text:style-name="T1">:<text:line-break/> <text:s text:c="3"/></text:span><text:span text:style-name="T10">print</text:span><text:span text:style-name="T1">(a + b)<text:line-break/></text:span><text:span text:style-name="T14">elif </text:span><text:span text:style-name="T1">c == </text:span><text:span text:style-name="T18">'-'</text:span><text:span text:style-name="T1">:<text:line-break/> <text:s text:c="3"/></text:span><text:span text:style-name="T10">print</text:span><text:span text:style-name="T1">(a - b)<text:line-break/></text:span><text:span text:style-name="T14">elif </text:span><text:span text:style-name="T1">c == </text:span><text:span text:style-name="T18">'*'</text:span><text:span text:style-name="T1">:<text:line-break/> <text:s text:c="3"/></text:span><text:span text:style-name="T10">print</text:span><text:span text:style-name="T1">(a * b)<text:line-break/></text:span><text:span text:style-name="T14">elif </text:span><text:span text:style-name="T1">c == </text:span><text:span text:style-name="T18">'/'</text:span><text:span text:style-name="T1">:<text:line-break/> <text:s text:c="3"/></text:span><text:span text:style-name="T14">if </text:span><text:span text:style-name="T1">b == </text:span><text:span text:style-name="T22">0</text:span><text:span text:style-name="T1">:<text:line-break/> <text:s text:c="7"/></text:span><text:span text:style-name="T10">print</text:span><text:span text:style-name="T1">(</text:span><text:span text:style-name="T18">'На ноль делить нельзя'</text:span><text:span text:style-name="T1">)<text:line-break/> <text:s text:c="3"/></text:span><text:span text:style-name="T14">else</text:span><text:span text:style-name="T1">:<text:line-break/> <text:s text:c="7"/></text:span><text:span text:style-name="T10">print</text:span><text:span text:style-name="T1">(a / b)<text:line-break/></text:span><text:span text:style-name="T14">else</text:span><text:span text:style-name="T1">:<text:line-break/> <text:s text:c="3"/></text:span><text:span text:style-name="T10">print</text:span><text:span text:style-name="T1">(</text:span><text:span text:style-name="T18">'Неверная операция'</text:span><text:span text:style-name="T1">)<text:line-break/></text:span></text:p>
      <text:p text:style-name="P1"/>
      <text:p text:style-name="P2"/>
      <text:p text:style-name="P1">Цветовой микшер</text:p>
      <text:p text:style-name="P1"/>
      <text:p text:style-name="P5" loext:marker-style-name="T18"><text:span text:style-name="T1">a = </text:span><text:span text:style-name="T10">input</text:span><text:span text:style-name="T1">()<text:line-break/>b = </text:span><text:span text:style-name="T10">input</text:span><text:span text:style-name="T1">()<text:line-break/></text:span><text:span text:style-name="T14">if </text:span><text:span text:style-name="T1">(a == </text:span><text:span text:style-name="T18">'красный' </text:span><text:span text:style-name="T14">and </text:span><text:span text:style-name="T1">b == </text:span><text:span text:style-name="T18">'синий'</text:span><text:span text:style-name="T1">):<text:line-break/> <text:s text:c="3"/></text:span><text:span text:style-name="T10">print</text:span><text:span text:style-name="T1">(</text:span><text:span text:style-name="T18">'фиолетовый'</text:span><text:span text:style-name="T1">)<text:line-break/></text:span><text:span text:style-name="T14">elif </text:span><text:span text:style-name="T1">a == </text:span><text:span text:style-name="T18">'красный' </text:span><text:span text:style-name="T14">and </text:span><text:span text:style-name="T1">b == </text:span><text:span text:style-name="T18">'желтый'</text:span><text:span text:style-name="T1">:<text:line-break/> <text:s text:c="3"/></text:span><text:span text:style-name="T10">print</text:span><text:span text:style-name="T1">(</text:span><text:span text:style-name="T18">'оранжевый'</text:span><text:span text:style-name="T1">)<text:line-break/></text:span><text:span text:style-name="T14">elif </text:span><text:span text:style-name="T1">a == </text:span><text:span text:style-name="T18">'синий' </text:span><text:span text:style-name="T14">and </text:span><text:span text:style-name="T1">b == </text:span><text:span text:style-name="T18">'желтый'</text:span><text:span text:style-name="T1">:<text:line-break/> <text:s text:c="3"/></text:span><text:span text:style-name="T10">print</text:span><text:span text:style-name="T1">(</text:span><text:span text:style-name="T18">'зеленый'</text:span><text:span text:style-name="T1">)<text:line-break/></text:span><text:span text:style-name="T14">else</text:span><text:span text:style-name="T1">:<text:line-break/> <text:s text:c="3"/></text:span><text:span text:style-name="T10">print</text:span><text:span text:style-name="T1">(</text:span><text:span text:style-name="T18">'ошибка цвета'</text:span></text:p>
      <text:p text:style-name="P2"/>
      <text:p text:style-name="P1"/>
      <text:p text:style-name="P1">Цвета колеса рулетки</text:p>
      <text:p text:style-name="P1"/>
      <text:p text:style-name="P5" loext:marker-style-name="T1"><text:span text:style-name="T1">a = </text:span><text:span text:style-name="T10">int</text:span><text:span text:style-name="T1">(</text:span><text:span text:style-name="T10">input</text:span><text:span text:style-name="T1">())<text:line-break/></text:span><text:span text:style-name="T14">if </text:span><text:span text:style-name="T1">a &lt; </text:span><text:span text:style-name="T22">0 </text:span><text:span text:style-name="T14">or </text:span><text:span text:style-name="T1">a &gt; </text:span><text:span text:style-name="T22">36</text:span><text:span text:style-name="T1">:<text:line-break/> <text:s text:c="3"/></text:span><text:span text:style-name="T10">print</text:span><text:span text:style-name="T1">(</text:span><text:span text:style-name="T18">'ошибка'</text:span><text:span text:style-name="T1">)<text:line-break/></text:span><text:span text:style-name="T14">elif </text:span><text:span text:style-name="T1">a == </text:span><text:span text:style-name="T22">0</text:span><text:span text:style-name="T1">:<text:line-break/> <text:s text:c="3"/></text:span><text:span text:style-name="T10">print</text:span><text:span text:style-name="T1">(</text:span><text:span text:style-name="T18">'зеленый'</text:span><text:span text:style-name="T1">)<text:line-break/></text:span><text:span text:style-name="T14">elif </text:span><text:span text:style-name="T22">1 </text:span><text:span text:style-name="T1">&lt;= a &lt;= </text:span><text:span text:style-name="T22">10 </text:span><text:span text:style-name="T14">or </text:span><text:span text:style-name="T22">19 </text:span><text:span text:style-name="T1">&lt;= a &lt;= </text:span><text:span text:style-name="T22">28</text:span><text:span text:style-name="T1">:<text:line-break/> <text:s text:c="3"/></text:span><text:span text:style-name="T14">if </text:span><text:span text:style-name="T1">a % </text:span><text:span text:style-name="T22">2 </text:span><text:span text:style-name="T1">== </text:span><text:span text:style-name="T22">0</text:span><text:span text:style-name="T1">:<text:line-break/> <text:s text:c="7"/></text:span><text:span text:style-name="T10">print</text:span><text:span text:style-name="T1">(</text:span><text:span text:style-name="T18">'черный'</text:span><text:span text:style-name="T1">)<text:line-break/> <text:s text:c="3"/></text:span><text:span text:style-name="T14">else</text:span><text:span text:style-name="T1">:<text:line-break/> <text:s text:c="7"/></text:span><text:span text:style-name="T10">print</text:span><text:span text:style-name="T1">(</text:span><text:span text:style-name="T18">'красный'</text:span><text:span text:style-name="T1">)<text:line-break/></text:span><text:span text:style-name="T14">elif </text:span><text:span text:style-name="T22">11 </text:span><text:span text:style-name="T1">&lt;= a &lt;= </text:span><text:span text:style-name="T22">18 </text:span><text:span text:style-name="T14">or </text:span><text:span text:style-name="T22">29 </text:span><text:span text:style-name="T1">&lt;= a &lt;= </text:span><text:span text:style-name="T22">36</text:span><text:span text:style-name="T1">:<text:line-break/> <text:s text:c="3"/></text:span><text:span text:style-name="T14">if </text:span><text:span text:style-name="T1">a % </text:span><text:span text:style-name="T22">2 </text:span><text:span text:style-name="T1">== </text:span><text:span text:style-name="T22">0</text:span><text:span text:style-name="T1">:<text:line-break/> <text:s text:c="7"/></text:span><text:span text:style-name="T10">print</text:span><text:span text:style-name="T1">(</text:span><text:span text:style-name="T18">'красный'</text:span><text:span text:style-name="T1">)<text:line-break/></text:span><text:span text:style-name="T14">else</text:span><text:span text:style-name="T1">:<text:line-break/> <text:s text:c="7"/></text:span><text:span text:style-name="T10">print</text:span><text:span text:style-name="T1">(</text:span><text:span text:style-name="T18">'черный'</text:span><text:span text:style-name="T1">)<text:line-break/></text:span></text:p>
      <text:p text:style-name="P1"/>
      <text:p text:style-name="P1"/>
      <text:p text:style-name="P1"/>
      <text:p text:style-name="P1"><text:soft-page-break/>Пересечение отрезков</text:p>
      <text:p text:style-name="P3"/>
      <text:p text:style-name="P5" loext:marker-style-name="T1"><text:span text:style-name="T1">a1 = </text:span><text:span text:style-name="T10">int</text:span><text:span text:style-name="T1">(</text:span><text:span text:style-name="T10">input</text:span><text:span text:style-name="T1">())<text:line-break/>b1 = </text:span><text:span text:style-name="T10">int</text:span><text:span text:style-name="T1">(</text:span><text:span text:style-name="T10">input</text:span><text:span text:style-name="T1">())<text:line-break/>a2 = </text:span><text:span text:style-name="T10">int</text:span><text:span text:style-name="T1">(</text:span><text:span text:style-name="T10">input</text:span><text:span text:style-name="T1">())<text:line-break/>b2 = </text:span><text:span text:style-name="T10">int</text:span><text:span text:style-name="T1">(</text:span><text:span text:style-name="T10">input</text:span><text:span text:style-name="T1">())<text:line-break/></text:span><text:span text:style-name="T14">if </text:span><text:span text:style-name="T1">a2 &lt; a1:<text:line-break/> <text:s text:c="3"/></text:span><text:span text:style-name="T14">if </text:span><text:span text:style-name="T1">b2 &lt; a1:<text:line-break/> <text:s text:c="7"/></text:span><text:span text:style-name="T10">print</text:span><text:span text:style-name="T1">(</text:span><text:span text:style-name="T18">'пустое множество'</text:span><text:span text:style-name="T1">)<text:line-break/></text:span><text:span text:style-name="T14">elif </text:span><text:span text:style-name="T1">b2 == a1:<text:line-break/> <text:s text:c="3"/></text:span><text:span text:style-name="T10">print</text:span><text:span text:style-name="T1">(b2)<text:line-break/></text:span><text:span text:style-name="T14">elif </text:span><text:span text:style-name="T1">a1 &lt; b2 &lt;= b1:<text:line-break/> <text:s text:c="3"/></text:span><text:span text:style-name="T10">print</text:span><text:span text:style-name="T1">(a1</text:span><text:span text:style-name="T14">, </text:span><text:span text:style-name="T1">b1)<text:line-break/></text:span><text:span text:style-name="T14">elif </text:span><text:span text:style-name="T1">a2 == a1:<text:line-break/> <text:s text:c="3"/></text:span><text:span text:style-name="T14">if </text:span><text:span text:style-name="T1">b2 &lt;= b1:<text:line-break/> <text:s text:c="7"/></text:span><text:span text:style-name="T10">print</text:span><text:span text:style-name="T1">(a2</text:span><text:span text:style-name="T14">, </text:span><text:span text:style-name="T1">b2)<text:line-break/> <text:s text:c="3"/></text:span><text:span text:style-name="T14">else</text:span><text:span text:style-name="T1">:<text:line-break/> <text:s text:c="7"/></text:span><text:span text:style-name="T10">print</text:span><text:span text:style-name="T1">(a2</text:span><text:span text:style-name="T14">, </text:span><text:span text:style-name="T1">b1)<text:line-break/></text:span><text:span text:style-name="T14">elif </text:span><text:span text:style-name="T1">a2 &lt; b1:<text:line-break/> <text:s text:c="3"/></text:span><text:span text:style-name="T14">if </text:span><text:span text:style-name="T1">b2 &lt;= b1:<text:line-break/> <text:s text:c="7"/></text:span><text:span text:style-name="T10">print</text:span><text:span text:style-name="T1">(a2</text:span><text:span text:style-name="T14">, </text:span><text:span text:style-name="T1">b2)<text:line-break/> <text:s text:c="3"/></text:span><text:span text:style-name="T14">else</text:span><text:span text:style-name="T1">:<text:line-break/> <text:s text:c="7"/></text:span><text:span text:style-name="T10">print</text:span><text:span text:style-name="T1">(a2</text:span><text:span text:style-name="T14">, </text:span><text:span text:style-name="T1">b1)<text:line-break/></text:span><text:span text:style-name="T14">elif </text:span><text:span text:style-name="T1">a2 == b1:<text:line-break/> <text:s text:c="3"/></text:span><text:span text:style-name="T10">print</text:span><text:span text:style-name="T1">(a2)<text:line-break/></text:span><text:span text:style-name="T14">else</text:span><text:span text:style-name="T1">:<text:line-break/> <text:s text:c="3"/></text:span><text:span text:style-name="T10">print</text:span><text:span text:style-name="T1">(</text:span><text:span text:style-name="T18">'пустое множество'</text:span><text:span text:style-name="T1">)</text:span></text:p>
      <text:p text:style-name="P3"/>
      <text:p text:style-name="P1"/>
      <text:p text:style-name="P1">Контрольная работа</text:p>
      <text:p text:style-name="P1"/>
      <text:list text:style-name="L1">
        <text:list-item>
          <text:p text:style-name="P6">print()</text:p>
        </text:list-item>
        <text:list-item>
          <text:p text:style-name="P6">1, 4, 5, 6</text:p>
        </text:list-item>
        <text:list-item>
          <text:p text:style-name="P6">2, 4</text:p>
        </text:list-item>
        <text:list-item>
          <text:p text:style-name="P7">1, 2, 3, 5</text:p>
        </text:list-item>
        <text:list-item>
          <text:p text:style-name="P7">input()</text:p>
        </text:list-item>
        <text:list-item>
          <text:p text:style-name="P7">n = int(input())</text:p>
        </text:list-item>
        <text:list-item>
          <text:p text:style-name="P7">3</text:p>
        </text:list-item>
        <text:list-item>
          <text:p text:style-name="P7">60</text:p>
        </text:list-item>
        <text:list-item>
          <text:p text:style-name="P7">56</text:p>
        </text:list-item>
        <text:list-item>
          <text:p text:style-name="P7">Звездный прямоугольник</text:p>
        </text:list-item>
      </text:list>
      <text:p text:style-name="P4"/>
      <text:p text:style-name="P5" loext:marker-style-name="T1"><text:span text:style-name="T10">print</text:span><text:span text:style-name="T1">(</text:span><text:span text:style-name="T18">'*****************'</text:span><text:span text:style-name="T1">)<text:line-break/></text:span><text:span text:style-name="T10">print</text:span><text:span text:style-name="T1">(</text:span><text:span text:style-name="T18">'* <text:s text:c="14"/>*'</text:span><text:span text:style-name="T1">)<text:line-break/></text:span><text:span text:style-name="T10">print</text:span><text:span text:style-name="T1">(</text:span><text:span text:style-name="T18">'* <text:s text:c="14"/>*'</text:span><text:span text:style-name="T1">)<text:line-break/></text:span><text:span text:style-name="T10">print</text:span><text:span text:style-name="T1">(</text:span><text:span text:style-name="T18">'*****************'</text:span><text:span text:style-name="T1">)</text:span></text:p>
      <text:list text:continue-numbering="true" text:style-name="L1">
        <text:list-item>
          <text:p text:style-name="P7"><text:s/>Сумма квадратов VS квадрат суммы</text:p>
        </text:list-item>
      </text:list>
      <text:p text:style-name="P10" loext:marker-style-name="T1"><text:span text:style-name="T1">a = </text:span><text:span text:style-name="T10">int</text:span><text:span text:style-name="T1">(</text:span><text:span text:style-name="T10">input</text:span><text:span text:style-name="T1">())<text:line-break/>b = </text:span><text:span text:style-name="T10">int</text:span><text:span text:style-name="T1">(</text:span><text:span text:style-name="T10">input</text:span><text:span text:style-name="T1">())<text:line-break/></text:span><text:span text:style-name="T10">print</text:span><text:span text:style-name="T1">(</text:span><text:span text:style-name="T18">'Квадрат суммы'</text:span><text:span text:style-name="T14">, </text:span><text:span text:style-name="T1">a</text:span><text:span text:style-name="T14">, </text:span><text:span text:style-name="T18">'и'</text:span><text:span text:style-name="T14">, </text:span><text:span text:style-name="T1">b</text:span><text:span text:style-name="T14">, </text:span><text:span text:style-name="T18">'равен'</text:span><text:span text:style-name="T14">, </text:span><text:span text:style-name="T1">(a + b) ** </text:span><text:span text:style-name="T22">2</text:span><text:span text:style-name="T1">)<text:line-break/></text:span><text:span text:style-name="T10">print</text:span><text:span text:style-name="T1">(</text:span><text:span text:style-name="T18">'Сумма квадратов'</text:span><text:span text:style-name="T14">, </text:span><text:span text:style-name="T1">a</text:span><text:span text:style-name="T14">, </text:span><text:span text:style-name="T18">'и'</text:span><text:span text:style-name="T14">, </text:span><text:span text:style-name="T1">b</text:span><text:span text:style-name="T14">, </text:span><text:span text:style-name="T18">'равна'</text:span><text:span text:style-name="T14">, </text:span><text:span text:style-name="T1">a ** </text:span><text:span text:style-name="T22">2 </text:span><text:span text:style-name="T1">+ b ** </text:span><text:span text:style-name="T22">2</text:span><text:span text:style-name="T1">)</text:span></text:p>
      <text:list text:continue-numbering="true" text:style-name="L1">
        <text:list-item>
          <text:p text:style-name="P7">Большое число</text:p>
        </text:list-item>
      </text:list>
      <text:p text:style-name="P5" loext:marker-style-name="T1"><text:span text:style-name="T1">a = </text:span><text:span text:style-name="T10">int</text:span><text:span text:style-name="T1">(</text:span><text:span text:style-name="T10">input</text:span><text:span text:style-name="T1">())<text:line-break/>b = </text:span><text:span text:style-name="T10">int</text:span><text:span text:style-name="T1">(</text:span><text:span text:style-name="T10">input</text:span><text:span text:style-name="T1">())<text:line-break/>c = </text:span><text:span text:style-name="T10">int</text:span><text:span text:style-name="T1">(</text:span><text:span text:style-name="T10">input</text:span><text:span text:style-name="T1">())<text:line-break/>d = </text:span><text:span text:style-name="T10">int</text:span><text:span text:style-name="T1">(</text:span><text:span text:style-name="T10">input</text:span><text:span text:style-name="T1">())<text:line-break/></text:span><text:span text:style-name="T10">print</text:span><text:span text:style-name="T1">(a ** b + c ** d)</text:span></text:p>
      <text:list text:continue-numbering="true" text:style-name="L1">
        <text:list-item>
          <text:p text:style-name="P9"><text:span text:style-name="T23">Размножение n-ок</text:span></text:p>
          <text:p text:style-name="P9"><text:span text:style-name="T35">n = </text:span><text:span text:style-name="T35">int</text:span><text:span text:style-name="T35">(</text:span><text:span text:style-name="T35">input</text:span><text:span text:style-name="T35">())<text:line-break/></text:span><text:span text:style-name="T35">print</text:span><text:span text:style-name="T35">(n</text:span><text:span text:style-name="T35">, </text:span><text:span text:style-name="T35">(n + n)</text:span><text:span text:style-name="T35">, </text:span><text:span text:style-name="T35">(n + n + n)</text:span><text:span text:style-name="T35">, </text:span><text:span text:style-name="T35">sep</text:span><text:span text:style-name="T35">=</text:span><text:span text:style-name="T35">''</text:span><text:span text:style-name="T35">)</text:span><text:span text:style-name="T1"><text:line-break/></text:span></text:p>
        </text:list-item>
      </text:list>
      <text:p text:style-name="P4"><text:soft-pag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empora LGC Uni1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0:12:40.702889075</meta:creation-date>
    <dc:date>2023-11-15T12:58:53.058223735</dc:date>
    <meta:editing-duration>PT2H30M24S</meta:editing-duration>
    <meta:editing-cycles>3</meta:editing-cycles>
    <meta:generator>LibreOffice/7.6.0.3$Linux_X86_64 LibreOffice_project/60$Build-3</meta:generator>
    <meta:document-statistic meta:table-count="0" meta:image-count="0" meta:object-count="0" meta:page-count="3" meta:paragraph-count="27" meta:word-count="378" meta:character-count="2276" meta:non-whitespace-character-count="1721"/>
  </office:meta>
</office:document-meta>
</file>